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61f9b" officeooo:paragraph-rsid="00061f9b" style:language-asian="ja" style:country-asian="JP"/>
    </style:style>
    <style:style style:name="P2" style:family="paragraph" style:parent-style-name="Standard">
      <style:paragraph-properties fo:text-align="start" style:justify-single-word="false"/>
      <style:text-properties officeooo:rsid="00061f9b" officeooo:paragraph-rsid="00061f9b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officeooo:rsid="000807c8" officeooo:paragraph-rsid="000807c8" style:language-asian="ja" style:country-asian="JP"/>
    </style:style>
    <style:style style:name="P4" style:family="paragraph" style:parent-style-name="Standard">
      <style:paragraph-properties fo:text-align="start" style:justify-single-word="false"/>
      <style:text-properties officeooo:rsid="00084298" officeooo:paragraph-rsid="00084298" style:language-asian="ja" style:country-asian="JP"/>
    </style:style>
    <style:style style:name="T1" style:family="text">
      <style:text-properties officeooo:rsid="0008e2b5"/>
    </style:style>
    <style:style style:name="T2" style:family="text">
      <style:text-properties officeooo:rsid="00095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Pollack</text:p>
      <text:p text:style-name="P1">Lab 3 Summary</text:p>
      <text:p text:style-name="P1"/>
      <text:p text:style-name="P2">Prelab Questions</text:p>
      <text:p text:style-name="P2">1. There are 4k (4096 addresses) between 5000 and 5FFF</text:p>
      <text:p text:style-name="P3">1. We would have to use that many more address pins into our CPLD and deal with that many more wires.</text:p>
      <text:p text:style-name="P3">2. <text:s/>The complete range of memory on the XMEGA is <text:span text:style-name="T2">4 address lines from the chip selects and the built in 20 address lines that are all achieved with address mode SRAM ALE2 and multiplexed, this is 16 MB</text:span></text:p>
      <text:p text:style-name="P3"/>
      <text:p text:style-name="P4">Attached files</text:p>
      <text:p text:style-name="P4">Summary.pdf</text:p>
      <text:p text:style-name="P4">report.pdf</text:p>
      <text:p text:style-name="P4">QAR file</text:p>
      <text:p text:style-name="P4">Delay500.asm</text:p>
      <text:p text:style-name="P4">Lab3Part1.asm</text:p>
      <text:p text:style-name="P4"/>
      <text:p text:style-name="P4">No problems encountered</text:p>
      <text:p text:style-name="P4"/>
      <text:p text:style-name="P4">Now I have a basic knowledge of Memory mapped IO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3T16:46:21.36</meta:creation-date>
    <dc:date>2013-02-03T22:44:30.50</dc:date>
    <meta:editing-duration>PT12M9S</meta:editing-duration>
    <meta:editing-cycles>3</meta:editing-cycles>
    <meta:generator>LibreOffice/3.6$Windows_x86 LibreOffice_project/932b512-69e3009-7a10e5c-fc86223-a55908</meta:generator>
    <meta:document-statistic meta:table-count="0" meta:image-count="0" meta:object-count="0" meta:page-count="1" meta:paragraph-count="14" meta:word-count="98" meta:character-count="542" meta:non-whitespace-character-count="455"/>
  </office:meta>
</office:document-meta>
</file>